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3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4" svg:stroke-width="0.035cm" svg:stroke-color="#000000" draw:stroke-linejoin="miter" draw:fill="solid" draw:fill-color="#e0e0e0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auto-grow-width="true" fo:min-height="0.42cm" fo:min-width="1.0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2cm" fo:min-width="2.5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42cm" fo:min-width="5.20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42cm" fo:min-width="6.64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42cm" fo:min-width="2.2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42cm" fo:min-width="4.69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42cm" fo:min-width="2.7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42cm" fo:min-width="2.4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42cm" fo:min-width="4.1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42cm" fo:min-width="6.09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42cm" fo:min-width="3.59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42cm" fo:min-width="5.12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42cm" fo:min-width="5.78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42cm" fo:min-width="3.73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42cm" fo:min-width="4.13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42cm" fo:min-width="4.22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42cm" fo:min-width="2.4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42cm" fo:min-width="5.20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42cm" fo:min-width="4.88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42cm" fo:min-width="3.7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42cm" fo:min-width="1.86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0e0e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Helvetica" fo:font-size="12pt" fo:font-style="normal" fo:font-weight="normal"/>
    </style:style>
    <style:style style:name="T2" style:family="text">
      <style:text-properties fo:font-variant="normal" fo:text-transform="none" fo:color="#000000" style:font-name="Helvetica" fo:font-size="12pt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Helvetica" fo:font-size="12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056cm" svg:height="3.881cm" svg:x="0.018cm" svg:y="0.018cm" svg:viewBox="0 0 7057 3882" draw:points="3528,3882 0,3882 0,0 7057,0 7057,3882">
          <text:p/>
        </draw:polygon>
        <draw:polygon draw:style-name="gr2" draw:text-style-name="P2" draw:layer="layout" svg:width="7.056cm" svg:height="0.917cm" svg:x="0.018cm" svg:y="0.018cm" svg:viewBox="0 0 7057 918" draw:points="0,918 0,0 7057,0 7057,918">
          <text:p/>
        </draw:polygon>
        <draw:polygon draw:style-name="gr1" draw:text-style-name="P1" draw:layer="layout" svg:width="7.056cm" svg:height="3.881cm" svg:x="2.84cm" svg:y="5.98cm" svg:viewBox="0 0 7057 3882" draw:points="3528,3882 0,3882 0,0 7057,0 7057,3882">
          <text:p/>
        </draw:polygon>
        <draw:polygon draw:style-name="gr2" draw:text-style-name="P2" draw:layer="layout" svg:width="7.056cm" svg:height="0.917cm" svg:x="2.84cm" svg:y="5.98cm" svg:viewBox="0 0 7057 918" draw:points="0,918 0,0 7057,0 7057,918">
          <text:p/>
        </draw:polygon>
        <draw:polygon draw:style-name="gr1" draw:text-style-name="P1" draw:layer="layout" svg:width="7.056cm" svg:height="2.822cm" svg:x="14.482cm" svg:y="0.688cm" svg:viewBox="0 0 7057 2823" draw:points="3528,2823 0,2823 0,0 7057,0 7057,2823">
          <text:p/>
        </draw:polygon>
        <draw:polygon draw:style-name="gr2" draw:text-style-name="P2" draw:layer="layout" svg:width="7.056cm" svg:height="0.917cm" svg:x="14.482cm" svg:y="0.688cm" svg:viewBox="0 0 7057 918" draw:points="0,918 0,0 7057,0 7057,918">
          <text:p/>
        </draw:polygon>
        <draw:polygon draw:style-name="gr1" draw:text-style-name="P1" draw:layer="layout" svg:width="7.056cm" svg:height="10.336cm" svg:x="14.482cm" svg:y="6.756cm" svg:viewBox="0 0 7057 10337" draw:points="3528,10337 0,10337 0,0 7057,0 7057,10337">
          <text:p/>
        </draw:polygon>
        <draw:polygon draw:style-name="gr2" draw:text-style-name="P2" draw:layer="layout" svg:width="7.056cm" svg:height="0.917cm" svg:x="14.507cm" svg:y="6.756cm" svg:viewBox="0 0 7057 918" draw:points="0,918 0,0 7057,0 7057,918">
          <text:p/>
        </draw:polygon>
        <draw:line draw:style-name="gr3" draw:text-style-name="P3" draw:layer="layout" svg:x1="7.073cm" svg:y1="1.393cm" svg:x2="14.257cm" svg:y2="1.393cm">
          <text:p/>
        </draw:line>
        <draw:polygon draw:style-name="gr4" draw:text-style-name="P4" draw:layer="layout" svg:width="0.247cm" svg:height="0.247cm" svg:x="14.195cm" svg:y="1.27cm" svg:viewBox="0 0 248 248" draw:points="248,124 0,248 62,124 0,0">
          <text:p/>
        </draw:polygon>
        <draw:polyline draw:style-name="gr3" draw:text-style-name="P3" draw:layer="layout" svg:width="1.058cm" svg:height="2.527cm" svg:x="7.073cm" svg:y="3.228cm" svg:viewBox="0 0 1059 2528" draw:points="0,0 1059,0 1059,2528">
          <text:p/>
        </draw:polyline>
        <draw:polygon draw:style-name="gr4" draw:text-style-name="P4" draw:layer="layout" svg:width="0.247cm" svg:height="0.247cm" svg:x="8.008cm" svg:y="5.693cm" svg:viewBox="0 0 248 248" draw:points="124,248 0,0 124,62 248,0">
          <text:p/>
        </draw:polygon>
        <draw:line draw:style-name="gr3" draw:text-style-name="P3" draw:layer="layout" svg:x1="9.908cm" svg:y1="7.355cm" svg:x2="14.234cm" svg:y2="7.355cm">
          <text:p/>
        </draw:line>
        <draw:polygon draw:style-name="gr4" draw:text-style-name="P4" draw:layer="layout" svg:width="0.247cm" svg:height="0.247cm" svg:x="14.16cm" svg:y="7.232cm" svg:viewBox="0 0 248 248" draw:points="248,124 0,248 62,124 0,0">
          <text:p/>
        </draw:polygon>
        <draw:frame draw:style-name="gr5" draw:text-style-name="P6" draw:layer="layout" svg:width="1.09cm" svg:height="0.42cm" svg:x="3.001cm" svg:y="0.267cm">
          <draw:text-box>
            <text:p text:style-name="P5"><text:span text:style-name="T1">Batch</text:span></text:p>
          </draw:text-box>
        </draw:frame>
        <draw:frame draw:style-name="gr6" draw:text-style-name="P6" draw:layer="layout" svg:width="2.53cm" svg:height="0.42cm" svg:x="0.254cm" svg:y="1.301cm">
          <draw:text-box>
            <text:p text:style-name="P5"><text:span text:style-name="T2">bytes</text:span><text:span text:style-name="T1"> </text:span><text:span text:style-name="T3">header</text:span></text:p>
          </draw:text-box>
        </draw:frame>
        <draw:frame draw:style-name="gr7" draw:text-style-name="P6" draw:layer="layout" svg:width="5.207cm" svg:height="0.42cm" svg:x="0.254cm" svg:y="2.219cm">
          <draw:text-box>
            <text:p text:style-name="P5"><text:span text:style-name="T2">string</text:span><text:span text:style-name="T1"> </text:span><text:span text:style-name="T3">header_signature</text:span></text:p>
          </draw:text-box>
        </draw:frame>
        <draw:frame draw:style-name="gr8" draw:text-style-name="P3" draw:layer="layout" svg:width="6.644cm" svg:height="0.42cm" svg:x="0.254cm" svg:y="3.136cm">
          <draw:text-box>
            <text:p text:style-name="P5"><text:span text:style-name="T1">repeated </text:span><text:span text:style-name="T2">Transaction</text:span><text:span text:style-name="T1"> </text:span><text:span text:style-name="T3">transactions</text:span></text:p>
          </draw:text-box>
        </draw:frame>
        <draw:frame draw:style-name="gr9" draw:text-style-name="P3" draw:layer="layout" svg:width="2.203cm" svg:height="0.42cm" svg:x="5.267cm" svg:y="6.229cm">
          <draw:text-box>
            <text:p text:style-name="P5"><text:span text:style-name="T1">Transaction</text:span></text:p>
          </draw:text-box>
        </draw:frame>
        <draw:frame draw:style-name="gr6" draw:text-style-name="P3" draw:layer="layout" svg:width="2.53cm" svg:height="0.42cm" svg:x="3.104cm" svg:y="7.267cm">
          <draw:text-box>
            <text:p text:style-name="P5"><text:span text:style-name="T2">bytes</text:span><text:span text:style-name="T1"> </text:span><text:span text:style-name="T3">header</text:span></text:p>
          </draw:text-box>
        </draw:frame>
        <draw:frame draw:style-name="gr10" draw:text-style-name="P3" draw:layer="layout" svg:width="4.697cm" svg:height="0.42cm" svg:x="3.104cm" svg:y="8.184cm">
          <draw:text-box>
            <text:p text:style-name="P5"><text:span text:style-name="T2">string</text:span><text:span text:style-name="T1"> </text:span><text:span text:style-name="T3">header_signature</text:span></text:p>
          </draw:text-box>
        </draw:frame>
        <draw:frame draw:style-name="gr11" draw:text-style-name="P3" draw:layer="layout" svg:width="2.741cm" svg:height="0.42cm" svg:x="3.104cm" svg:y="9.102cm">
          <draw:text-box>
            <text:p text:style-name="P5"><text:span text:style-name="T2">bytes</text:span><text:span text:style-name="T1"> </text:span><text:span text:style-name="T3">payload</text:span></text:p>
          </draw:text-box>
        </draw:frame>
        <draw:frame draw:style-name="gr12" draw:text-style-name="P3" draw:layer="layout" svg:width="2.483cm" svg:height="0.42cm" svg:x="16.769cm" svg:y="0.937cm">
          <draw:text-box>
            <text:p text:style-name="P5"><text:span text:style-name="T1">BatchHeader</text:span></text:p>
          </draw:text-box>
        </draw:frame>
        <draw:frame draw:style-name="gr13" draw:text-style-name="P3" draw:layer="layout" svg:width="4.866cm" svg:height="0.42cm" svg:x="14.734cm" svg:y="1.965cm">
          <draw:text-box>
            <text:p text:style-name="P5"><text:span text:style-name="T2">string</text:span><text:span text:style-name="T1"> </text:span><text:span text:style-name="T3">signer_public_key</text:span></text:p>
          </draw:text-box>
        </draw:frame>
        <draw:frame draw:style-name="gr14" draw:text-style-name="P3" draw:layer="layout" svg:width="6.094cm" svg:height="0.42cm" svg:x="14.734cm" svg:y="2.882cm">
          <draw:text-box>
            <text:p text:style-name="P5"><text:span text:style-name="T1">repeated </text:span><text:span text:style-name="T2">string</text:span><text:span text:style-name="T1"> </text:span><text:span text:style-name="T3">transaction_ids</text:span></text:p>
          </draw:text-box>
        </draw:frame>
        <draw:frame draw:style-name="gr15" draw:text-style-name="P3" draw:layer="layout" svg:width="3.596cm" svg:height="0.42cm" svg:x="16.237cm" svg:y="7.005cm">
          <draw:text-box>
            <text:p text:style-name="P5"><text:span text:style-name="T1">TransactionHeader</text:span></text:p>
          </draw:text-box>
        </draw:frame>
        <draw:frame draw:style-name="gr16" draw:text-style-name="P3" draw:layer="layout" svg:width="5.125cm" svg:height="0.42cm" svg:x="14.775cm" svg:y="8.043cm">
          <draw:text-box>
            <text:p text:style-name="P5"><text:span text:style-name="T2">string</text:span><text:span text:style-name="T1"> </text:span><text:span text:style-name="T3">batcher_public_key</text:span></text:p>
          </draw:text-box>
        </draw:frame>
        <draw:frame draw:style-name="gr17" draw:text-style-name="P3" draw:layer="layout" svg:width="5.789cm" svg:height="0.42cm" svg:x="14.775cm" svg:y="8.961cm">
          <draw:text-box>
            <text:p text:style-name="P5"><text:span text:style-name="T1">repeated </text:span><text:span text:style-name="T2">string</text:span><text:span text:style-name="T1"> </text:span><text:span text:style-name="T3">dependencies</text:span></text:p>
          </draw:text-box>
        </draw:frame>
        <draw:frame draw:style-name="gr18" draw:text-style-name="P3" draw:layer="layout" svg:width="3.732cm" svg:height="0.42cm" svg:x="14.775cm" svg:y="9.878cm">
          <draw:text-box>
            <text:p text:style-name="P5"><text:span text:style-name="T2">string</text:span><text:span text:style-name="T1"> </text:span><text:span text:style-name="T3">family_name</text:span></text:p>
          </draw:text-box>
        </draw:frame>
        <draw:frame draw:style-name="gr19" draw:text-style-name="P3" draw:layer="layout" svg:width="4.134cm" svg:height="0.42cm" svg:x="14.775cm" svg:y="10.795cm">
          <draw:text-box>
            <text:p text:style-name="P5"><text:span text:style-name="T2">string</text:span><text:span text:style-name="T1"> </text:span><text:span text:style-name="T3">family_version</text:span></text:p>
          </draw:text-box>
        </draw:frame>
        <draw:frame draw:style-name="gr20" draw:text-style-name="P3" draw:layer="layout" svg:width="4.227cm" svg:height="0.42cm" svg:x="14.775cm" svg:y="11.712cm">
          <draw:text-box>
            <text:p text:style-name="P5"><text:span text:style-name="T1">repeated </text:span><text:span text:style-name="T2">string</text:span><text:span text:style-name="T1"> </text:span><text:span text:style-name="T3">inputs</text:span></text:p>
          </draw:text-box>
        </draw:frame>
        <draw:frame draw:style-name="gr21" draw:text-style-name="P3" draw:layer="layout" svg:width="2.407cm" svg:height="0.42cm" svg:x="14.775cm" svg:y="12.629cm">
          <draw:text-box>
            <text:p text:style-name="P5"><text:span text:style-name="T2">string</text:span><text:span text:style-name="T1"> </text:span><text:span text:style-name="T3">nonce</text:span></text:p>
          </draw:text-box>
        </draw:frame>
        <draw:frame draw:style-name="gr22" draw:text-style-name="P6" draw:layer="layout" svg:width="5.201cm" svg:height="0.42cm" svg:x="14.775cm" svg:y="13.547cm">
          <draw:text-box>
            <text:p text:style-name="P5"><text:span text:style-name="T1">repeated </text:span><text:span text:style-name="T2">string</text:span><text:span text:style-name="T1"> </text:span><text:span text:style-name="T3">outputs</text:span></text:p>
          </draw:text-box>
        </draw:frame>
        <draw:frame draw:style-name="gr23" draw:text-style-name="P3" draw:layer="layout" svg:width="4.883cm" svg:height="0.42cm" svg:x="14.775cm" svg:y="14.464cm">
          <draw:text-box>
            <text:p text:style-name="P5"><text:span text:style-name="T2">string</text:span><text:span text:style-name="T1"> </text:span><text:span text:style-name="T3">payload_encoding</text:span></text:p>
          </draw:text-box>
        </draw:frame>
        <draw:frame draw:style-name="gr24" draw:text-style-name="P3" draw:layer="layout" svg:width="4.443cm" svg:height="0.42cm" svg:x="14.775cm" svg:y="15.381cm">
          <draw:text-box>
            <text:p text:style-name="P5"><text:span text:style-name="T2">string</text:span><text:span text:style-name="T1"> </text:span><text:span text:style-name="T3">payload_sha512</text:span></text:p>
          </draw:text-box>
        </draw:frame>
        <draw:frame draw:style-name="gr13" draw:text-style-name="P3" draw:layer="layout" svg:width="4.866cm" svg:height="0.42cm" svg:x="14.775cm" svg:y="16.298cm">
          <draw:text-box>
            <text:p text:style-name="P5"><text:span text:style-name="T2">string</text:span><text:span text:style-name="T1"> </text:span><text:span text:style-name="T3">signer_</text:span><text:span text:style-name="T3">public_key</text:span></text:p>
          </draw:text-box>
        </draw:frame>
        <draw:frame draw:style-name="gr25" draw:text-style-name="P3" draw:layer="layout" svg:width="1.865cm" svg:height="0.42cm" svg:x="9.733cm" svg:y="0.923cm">
          <draw:text-box>
            <text:p text:style-name="P5"><text:span text:style-name="T1">Serialized</text:span></text:p>
          </draw:text-box>
        </draw:frame>
        <draw:frame draw:style-name="gr25" draw:text-style-name="P3" draw:layer="layout" svg:width="1.865cm" svg:height="0.42cm" svg:x="11.139cm" svg:y="6.95cm">
          <draw:text-box>
            <text:p text:style-name="P5"><text:span text:style-name="T1">Serializ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3" draw:style="rect" draw:dots1="1" draw:dots1-length="0.106cm" draw:distance="0.106cm"/>
    <draw:stroke-dash draw:name="dash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55cm" fo:page-height="17.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MacOSX_X86_64 LibreOffice_project/ea7cb86e6eeb2bf3a5af73a8f7777ac570321527</meta:generator>
    <dc:date>2018-07-11T15:03:26.912039000</dc:date>
    <meta:editing-duration>PT22H59M42S</meta:editing-duration>
    <meta:editing-cycles>4</meta:editing-cycles>
    <meta:print-date>2018-07-10T15:56:28.083476000</meta:print-date>
    <meta:document-statistic meta:object-count="38"/>
  </office:meta>
</office:document-meta>
</file>